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808080" draw:marker-start-width="0.352cm" draw:marker-end="Arrow" draw:marker-end-width="0.452cm" draw:fill="none" draw:fill-color="#2323dc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cm"/>
    </style:style>
    <style:style style:name="gr6" style:family="graphic" style:parent-style-name="standard">
      <style:graphic-properties svg:stroke-color="#2323dc" draw:fill="solid" draw:fill-color="#2323dc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52cm" svg:stroke-color="#000000" draw:marker-start-width="0.427cm" draw:marker-end="Arrow" draw:marker-end-width="0.527cm" draw:fill="none" draw:fill-color="#2323dc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color="#666666" fo:font-size="16pt" style:font-size-asian="16pt" style:font-size-complex="16pt"/>
    </style:style>
    <style:style style:name="T1" style:family="text">
      <style:text-properties fo:color="#666666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256cm" svg:y1="11.795cm" svg:x2="14.689cm" svg:y2="11.851cm">
          <text:p/>
        </draw:line>
        <draw:frame draw:style-name="gr2" draw:text-style-name="P2" draw:layer="layout" svg:width="2.763cm" svg:height="0.886cm" svg:x="17.11cm" svg:y="11.287cm">
          <draw:text-box>
            <text:p text:style-name="P2"><text:span text:style-name="T1">sampling</text:span></text:p>
          </draw:text-box>
        </draw:frame>
        <draw:frame draw:style-name="gr3" draw:layer="layout" svg:width="8.469cm" svg:height="0.962cm" svg:x="6.207cm" svg:y="11.389cm">
          <draw:text-box>
            <text:p>E[taxon duration for cohort j]</text:p>
          </draw:text-box>
        </draw:frame>
        <draw:frame draw:style-name="gr4" draw:layer="layout" svg:width="1.874cm" svg:height="2.384cm" svg:x="3.286cm" svg:y="7.985cm">
          <draw:text-box>
            <text:p>body</text:p>
            <text:p>size </text:p>
            <text:p>for j</text:p>
          </draw:text-box>
        </draw:frame>
        <draw:frame draw:style-name="gr3" draw:layer="layout" svg:width="4.477cm" svg:height="2.384cm" svg:x="3.635cm" svg:y="5.445cm">
          <draw:text-box>
            <text:p>environmental</text:p>
            <text:p>preference</text:p>
            <text:p>for j</text:p>
          </draw:text-box>
        </draw:frame>
        <draw:frame draw:style-name="gr5" draw:layer="layout" svg:width="4.477cm" svg:height="1.673cm" svg:x="8.112cm" svg:y="4.636cm">
          <draw:text-box>
            <text:p>environmental</text:p>
            <text:p>breadth for j</text:p>
          </draw:text-box>
        </draw:frame>
        <draw:frame draw:style-name="gr3" draw:layer="layout" svg:width="3.63cm" svg:height="1.673cm" svg:x="12.557cm" svg:y="5.169cm">
          <draw:text-box>
            <text:p>geographic</text:p>
            <text:p>range for j</text:p>
          </draw:text-box>
        </draw:frame>
        <draw:frame draw:style-name="gr3" draw:layer="layout" svg:width="1.98cm" svg:height="1.673cm" svg:x="16.113cm" svg:y="6.312cm">
          <draw:text-box>
            <text:p>“age”</text:p>
            <text:p>for j</text:p>
          </draw:text-box>
        </draw:frame>
        <draw:custom-shape draw:style-name="gr6" draw:text-style-name="P1" draw:layer="layout" svg:width="21cm" svg:height="4.566cm" svg:x="0cm" svg:y="3.267cm">
          <text:p/>
          <draw:enhanced-geometry svg:viewBox="0 0 21600 21600" draw:type="block-arc" draw:modifiers="-154.817562811821 7263.849066330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7" draw:text-style-name="P1" draw:layer="layout" svg:x1="4.937cm" svg:y1="9.255cm" svg:x2="7.223cm" svg:y2="11.135cm">
          <text:p/>
        </draw:line>
        <draw:line draw:style-name="gr7" draw:text-style-name="P1" draw:layer="layout" svg:x1="7.096cm" svg:y1="6.969cm" svg:x2="9.128cm" svg:y2="10.754cm">
          <text:p/>
        </draw:line>
        <draw:line draw:style-name="gr7" draw:text-style-name="P1" draw:layer="layout" svg:x1="10.017cm" svg:y1="6.563cm" svg:x2="10.128cm" svg:y2="10.754cm">
          <text:p/>
        </draw:line>
        <draw:line draw:style-name="gr7" draw:text-style-name="P1" draw:layer="layout" svg:x1="13.319cm" svg:y1="7.198cm" svg:x2="11.541cm" svg:y2="10.881cm">
          <text:p/>
        </draw:line>
        <draw:line draw:style-name="gr7" draw:text-style-name="P1" draw:layer="layout" svg:x1="15.859cm" svg:y1="8.01cm" svg:x2="12.938cm" svg:y2="11.033cm">
          <text:p/>
        </draw:line>
        <draw:frame draw:style-name="gr3" draw:layer="layout" svg:width="8.986cm" svg:height="0.962cm" svg:x="5.634cm" svg:y="1.167cm">
          <draw:text-box>
            <text:p>correlation of effects over 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2:47:32.246113056</meta:creation-date>
    <dc:date>2016-06-14T12:38:18.723315244</dc:date>
    <meta:editing-duration>PT13M12S</meta:editing-duration>
    <meta:editing-cycles>7</meta:editing-cycles>
    <meta:generator>LibreOffice/4.2.8.2$Linux_X86_64 LibreOffice_project/420m0$Build-2</meta:generator>
    <meta:document-statistic meta:object-count="15"/>
  </office:meta>
</office:document-meta>
</file>